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27a8" officeooo:paragraph-rsid="000827a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27a8" officeooo:paragraph-rsid="000827a8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094970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2pt" fo:font-weight="normal" officeooo:paragraph-rsid="00094970" fo:background-color="transparent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size="12pt" fo:font-weight="normal" officeooo:rsid="00112e48" officeooo:paragraph-rsid="00094970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officeooo:paragraph-rsid="00094970" fo:background-color="transparent"/>
    </style:style>
    <style:style style:name="P7" style:family="paragraph" style:parent-style-name="Standard" style:list-style-name="L2">
      <style:paragraph-properties fo:margin-top="0in" fo:margin-bottom="0in" style:contextual-spacing="false"/>
      <style:text-properties officeooo:paragraph-rsid="00094970" fo:background-color="transparent"/>
    </style:style>
    <style:style style:name="P8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weight="normal" officeooo:rsid="00158204" officeooo:paragraph-rsid="00094970" fo:background-color="transparent" style:font-weight-asian="normal" style:font-weight-complex="normal"/>
    </style:style>
    <style:style style:name="P9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094970" fo:background-color="transparent" style:font-weight-asian="normal" style:font-weight-complex="normal"/>
    </style:style>
    <style:style style:name="P10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094970" fo:background-color="transparent" style:font-weight-asian="normal" style:font-weight-complex="normal"/>
    </style:style>
    <style:style style:name="P11" style:family="paragraph" style:parent-style-name="Standard" style:list-style-name="L2">
      <style:paragraph-properties fo:margin-top="0in" fo:margin-bottom="0in" style:contextual-spacing="false"/>
      <style:text-properties fo:font-weight="normal" officeooo:rsid="00a27cae" officeooo:paragraph-rsid="00094970" fo:background-color="transparent" style:font-weight-asian="normal" style:font-weight-complex="normal"/>
    </style:style>
    <style:style style:name="P12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fo:font-weight="normal" officeooo:rsid="00158204" officeooo:paragraph-rsid="00094970" style:font-weight-asian="normal" style:font-weight-complex="normal"/>
    </style:style>
    <style:style style:name="P13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094970" style:font-weight-asian="normal" style:font-weight-complex="normal"/>
    </style:style>
    <style:style style:name="P14" style:family="paragraph" style:parent-style-name="Text_20_body" style:list-style-name="L1">
      <style:paragraph-properties fo:margin-top="0in" fo:margin-bottom="0in" style:contextual-spacing="false"/>
      <style:text-properties officeooo:paragraph-rsid="000827a8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officeooo:paragraph-rsid="00096472"/>
    </style:style>
    <style:style style:name="P16" style:family="paragraph" style:parent-style-name="Text_20_body">
      <style:paragraph-properties fo:margin-top="0in" fo:margin-bottom="0in" style:contextual-spacing="false"/>
      <style:text-properties fo:font-weight="bold" officeooo:rsid="00610f6b" officeooo:paragraph-rsid="000827a8" fo:background-color="transparent" style:font-weight-asian="bold" style:font-weight-complex="bold"/>
    </style:style>
    <style:style style:name="P17" style:family="paragraph" style:parent-style-name="Text_20_body" style:list-style-name="L2">
      <style:paragraph-properties fo:margin-top="0in" fo:margin-bottom="0in" style:contextual-spacing="false"/>
      <style:text-properties officeooo:paragraph-rsid="00094970" fo:background-color="transparent"/>
    </style:style>
    <style:style style:name="P18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officeooo:paragraph-rsid="00094970" fo:background-color="transparent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officeooo:rsid="000b5c18" officeooo:paragraph-rsid="00094970" fo:background-color="transparent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fo:font-weight="normal" officeooo:rsid="000b5c18" officeooo:paragraph-rsid="00094970" fo:background-color="transparent" style:font-weight-asian="normal" style:font-weight-complex="normal"/>
    </style:style>
    <style:style style:name="P21" style:family="paragraph" style:parent-style-name="Text_20_body" style:list-style-name="L2">
      <style:paragraph-properties fo:margin-top="0in" fo:margin-bottom="0in" style:contextual-spacing="false"/>
      <style:text-properties fo:font-weight="normal" officeooo:rsid="0096a40b" officeooo:paragraph-rsid="00094970" fo:background-color="transparent" style:font-weight-asian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officeooo:rsid="000827a8" fo:background-color="transparent"/>
    </style:style>
    <style:style style:name="T3" style:family="text">
      <style:text-properties officeooo:rsid="003a761e" fo:background-color="transparent"/>
    </style:style>
    <style:style style:name="T4" style:family="text">
      <style:text-properties officeooo:rsid="001cc41b" fo:background-color="transparent"/>
    </style:style>
    <style:style style:name="T5" style:family="text">
      <style:text-properties officeooo:rsid="000b5c18" fo:background-color="transparent"/>
    </style:style>
    <style:style style:name="T6" style:family="text">
      <style:text-properties officeooo:rsid="00cdb574" fo:background-color="transparent"/>
    </style:style>
    <style:style style:name="T7" style:family="text">
      <style:text-properties fo:font-weight="bold" officeooo:rsid="00610f6b" fo:background-color="transparent" style:font-weight-asian="bold" style:font-weight-complex="bold"/>
    </style:style>
    <style:style style:name="T8" style:family="text">
      <style:text-properties fo:font-weight="bold" officeooo:rsid="008b67c1" fo:background-color="transparent" style:font-weight-asian="bold" style:font-weight-complex="bold"/>
    </style:style>
    <style:style style:name="T9" style:family="text">
      <style:text-properties fo:font-weight="bold" officeooo:rsid="0089fb23" fo:background-color="transparent" style:font-weight-asian="bold" style:font-weight-complex="bold"/>
    </style:style>
    <style:style style:name="T10" style:family="text">
      <style:text-properties fo:font-weight="bold" officeooo:rsid="007ecdc5" fo:background-color="transparent" style:font-weight-asian="bold" style:font-weight-complex="bold"/>
    </style:style>
    <style:style style:name="T11" style:family="text">
      <style:text-properties fo:font-weight="bold" officeooo:rsid="00096472" fo:background-color="transparent" style:font-weight-asian="bold" style:font-weight-complex="bold"/>
    </style:style>
    <style:style style:name="T12" style:family="text">
      <style:text-properties fo:font-weight="bold" officeooo:rsid="008f4f2e" style:font-weight-asian="bold" style:font-weight-complex="bold"/>
    </style:style>
    <style:style style:name="T13" style:family="text">
      <style:text-properties fo:font-weight="bold" officeooo:rsid="009320c2" style:font-weight-asian="bold" style:font-weight-complex="bold"/>
    </style:style>
    <style:style style:name="T14" style:family="text">
      <style:text-properties officeooo:rsid="001cd770"/>
    </style:style>
    <style:style style:name="T15" style:family="text">
      <style:text-properties officeooo:rsid="0020acd6"/>
    </style:style>
    <style:style style:name="T16" style:family="text">
      <style:text-properties fo:font-weight="normal" officeooo:rsid="00a9dd62" fo:background-color="transparent" style:font-weight-asian="normal" style:font-weight-complex="normal"/>
    </style:style>
    <style:style style:name="T17" style:family="text">
      <style:text-properties fo:font-size="12pt" fo:font-weight="normal" officeooo:rsid="0004621f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05a26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5e023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aff1e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ac5fb7" fo:background-color="transparent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ae15de" fo:background-color="transparent" style:font-size-asian="10.5pt" style:font-weight-asian="normal" style:font-size-complex="12pt" style:font-weight-complex="normal"/>
    </style:style>
    <style:style style:name="T23" style:family="text">
      <style:text-properties fo:font-size="12pt" officeooo:rsid="003161f5" style:font-size-asian="10.5pt" style:font-size-complex="12pt"/>
    </style:style>
    <style:style style:name="T24" style:family="text">
      <style:text-properties fo:font-size="12pt" officeooo:rsid="0056ea00" style:font-size-asian="10.5pt" style:font-size-complex="12pt"/>
    </style:style>
    <style:style style:name="T25" style:family="text">
      <style:text-properties officeooo:rsid="003161f5"/>
    </style:style>
    <style:style style:name="T26" style:family="text">
      <style:text-properties officeooo:rsid="0059d767"/>
    </style:style>
    <style:style style:name="T27" style:family="text">
      <style:text-properties officeooo:rsid="004ec3e7"/>
    </style:style>
    <style:style style:name="T28" style:family="text">
      <style:text-properties officeooo:rsid="009ba155"/>
    </style:style>
    <style:style style:name="T29" style:family="text">
      <style:text-properties officeooo:rsid="0031aa30"/>
    </style:style>
    <style:style style:name="T30" style:family="text">
      <style:text-properties officeooo:rsid="003301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binatorics</text:p>
      <text:p text:style-name="P1"/>
      <text:list xml:id="list7043605357034773271" text:style-name="L1">
        <text:list-item>
          <text:p text:style-name="P14"><text:a xlink:type="simple" xlink:href="../Permutations%20and%20Combinations.odt"><text:span text:style-name="T1">Permutations and Combinations</text:span></text:a><text:span text:style-name="T1"> – </text:span><text:a xlink:type="simple" xlink:href="../../To%20do.odt#Permutations%20and%20combinations"><text:span text:style-name="T8">To do</text:span></text:a></text:p>
          <text:list>
            <text:list-item>
              <text:p text:style-name="P14"><text:a xlink:type="simple" xlink:href="../Binomial%20theorem.odt"><text:span text:style-name="T1">Binomial theorem</text:span></text:a></text:p>
            </text:list-item>
            <text:list-item>
              <text:p text:style-name="P14"><text:a xlink:type="simple" xlink:href="../Counting%20Distributions.odt"><text:span text:style-name="T4">Counting distributions</text:span></text:a></text:p>
            </text:list-item>
          </text:list>
        </text:list-item>
        <text:list-item>
          <text:p text:style-name="P14"><text:a xlink:type="simple" xlink:href="../Summation.odt"><text:span text:style-name="T1">Summation</text:span></text:a><text:span text:style-name="T1"> – </text:span><text:a xlink:type="simple" xlink:href="../../To%20do.odt#Summation"><text:span text:style-name="T9">To do</text:span></text:a></text:p>
        </text:list-item>
        <text:list-item>
          <text:p text:style-name="P15"><text:span text:style-name="T11">Pigeonhole principle</text:span></text:p>
        </text:list-item>
        <text:list-item>
          <text:p text:style-name="P15"><text:span text:style-name="T11">Inclusion exclusion principle</text:span></text:p>
        </text:list-item>
        <text:list-item>
          <text:p text:style-name="P14"><text:a xlink:type="simple" xlink:href="../Generating%20Functions.odt"><text:span text:style-name="T1">Generating functions</text:span></text:a><text:span text:style-name="T1"> – </text:span><text:a xlink:type="simple" xlink:href="../../To%20do.odt#Generating%20Functions"><text:span text:style-name="T10">To do</text:span></text:a></text:p>
        </text:list-item>
        <text:list-item>
          <text:p text:style-name="P14"><text:a xlink:type="simple" xlink:href="../Recurrence%20Relations.odt"><text:span text:style-name="T5">Recurrence Relations</text:span></text:a><text:span text:style-name="T5"> – </text:span><text:a xlink:type="simple" xlink:href="../../To%20do.odt#Recurrence%20relations"><text:span text:style-name="T10">To do</text:span></text:a></text:p>
          <text:list>
            <text:list-item>
              <text:p text:style-name="P14"><text:a xlink:type="simple" xlink:href="../Solving%20Linear%20Recurrence%20Relations.odt"><text:span text:style-name="T5">Linear r</text:span></text:a><text:a xlink:type="simple" xlink:href="../Solving%20Linear%20Recurrence%20Relations.odt"><text:span text:style-name="T1">ecurrence relations</text:span></text:a></text:p>
              <text:list>
                <text:list-item>
                  <text:p text:style-name="P14"><text:a xlink:type="simple" xlink:href="../Linear%20homogeneous%20recurrence%20relations.odt"><text:span text:style-name="T1">Linear homogeneous recurrence relations</text:span></text:a></text:p>
                </text:list-item>
                <text:list-item>
                  <text:p text:style-name="P14"><text:a xlink:type="simple" xlink:href="../Linear%20non-homogeneous%20recurrence%20relations.odt"><text:span text:style-name="T1">Linear non-homogeneous recurrence relations</text:span></text:a></text:p>
                </text:list-item>
              </text:list>
            </text:list-item>
          </text:list>
        </text:list-item>
        <text:list-item>
          <text:p text:style-name="P14"><text:a xlink:type="simple" xlink:href="../../Programming,%20Data%20Structures%20and%20Algorithms/Growth%20of%20functions.odt"><text:span text:style-name="T2">Asymptotics</text:span></text:a><text:span text:style-name="T2"> –</text:span><text:span text:style-name="T3"> </text:span><text:span text:style-name="T7">Incomplete</text:span></text:p>
        </text:list-item>
      </text:list>
      <text:p text:style-name="P16"/>
      <text:p text:style-name="P3"><text:span text:style-name="Strong_20_Emphasis"><text:span text:style-name="T6">Gate Questions</text:span></text:span></text:p>
      <text:list xml:id="list1424062544453793875" text:style-name="L2">
        <text:list-item>
          <text:p text:style-name="P17">Permutations and Combinations</text:p>
          <text:list>
            <text:list-item>
              <text:p text:style-name="P4">TG – 2234 – 16</text:p>
            </text:list-item>
            <text:list-item>
              <text:p text:style-name="P4">TG – 2242 – 22</text:p>
            </text:list-item>
            <text:list-item>
              <text:p text:style-name="P4"><text:span text:style-name="T14">TG – 2253 – 31, </text:span><text:span text:style-name="T15">65</text:span></text:p>
            </text:list-item>
            <text:list-item>
              <text:p text:style-name="P5"><text:span text:style-name="Strong_20_Emphasis"><text:span text:style-name="T16">TG – 2258 – 26</text:span></text:span></text:p>
            </text:list-item>
            <text:list-item>
              <text:p text:style-name="P6"><text:span text:style-name="T17">G – 2003 – 5, </text:span><text:span text:style-name="T18">34</text:span></text:p>
            </text:list-item>
            <text:list-item>
              <text:p text:style-name="P18"><text:span text:style-name="T19">G – 2004 – </text:span><text:span text:style-name="T20">75</text:span></text:p>
            </text:list-item>
            <text:list-item>
              <text:p text:style-name="P8"><text:span text:style-name="T23">G – 2005 – </text:span><text:span text:style-name="T24">44</text:span></text:p>
            </text:list-item>
            <text:list-item>
              <text:p text:style-name="P12"><text:span text:style-name="Strong_20_Emphasis"><text:span text:style-name="T21">G – 2007 – </text:span></text:span><text:span text:style-name="Strong_20_Emphasis"><text:span text:style-name="T22">84, 85</text:span></text:span></text:p>
            </text:list-item>
          </text:list>
        </text:list-item>
        <text:list-item>
          <text:p text:style-name="P17">Summation</text:p>
          <text:list>
            <text:list-item>
              <text:p text:style-name="P7">TG – 2232 – 32</text:p>
            </text:list-item>
            <text:list-item>
              <text:p text:style-name="P9"><text:span text:style-name="T25">G – 2005 – <text:s/></text:span><text:span text:style-name="T26">50</text:span></text:p>
            </text:list-item>
          </text:list>
        </text:list-item>
        <text:list-item>
          <text:p text:style-name="P17">Generating functions</text:p>
        </text:list-item>
        <text:list-item>
          <text:p text:style-name="P19">Recurrence Relations</text:p>
          <text:list>
            <text:list-item>
              <text:p text:style-name="P20">TG – 2234 – 15</text:p>
            </text:list-item>
            <text:list-item>
              <text:p text:style-name="P10"><text:span text:style-name="T27">TG – 2256 – </text:span><text:span text:style-name="T28">35</text:span></text:p>
            </text:list-item>
            <text:list-item>
              <text:p text:style-name="P11">TG – 2257 – 6</text:p>
            </text:list-item>
            <text:list-item>
              <text:p text:style-name="P13"><text:span text:style-name="Strong_20_Emphasis"><text:span text:style-name="T16">TG – 2258 – <text:s/>5, 46</text:span></text:span></text:p>
            </text:list-item>
            <text:list-item>
              <text:p text:style-name="P20">G – 2003 – 35</text:p>
            </text:list-item>
            <text:list-item>
              <text:p text:style-name="P20"><text:span text:style-name="T29">G – 2004 – </text:span><text:span text:style-name="T30">84</text:span></text:p>
            </text:list-item>
            <text:list-item>
              <text:p text:style-name="P21">G – 2008 – 78, 79</text:p>
            </text:list-item>
            <text:list-item>
              <text:p text:style-name="P9"><text:span text:style-name="T12">G – 2009 – </text:span><text:span text:style-name="T13">35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19:51</meta:creation-date>
    <dc:title>T1</dc:title>
    <meta:editing-duration>P0D</meta:editing-duration>
    <meta:editing-cycles>4</meta:editing-cycles>
    <meta:generator>LibreOffice/4.0.2.2$Linux_x86 LibreOffice_project/400m0$Build-2</meta:generator>
    <meta:initial-creator>Kempa </meta:initial-creator>
    <dc:date>2013-09-30T20:30:30</dc:date>
    <dc:creator>Kempa </dc:creator>
    <meta:document-statistic meta:table-count="0" meta:image-count="0" meta:object-count="0" meta:page-count="1" meta:paragraph-count="36" meta:word-count="142" meta:character-count="731" meta:non-whitespace-character-count="616"/>
    <meta:template xlink:type="simple" xlink:actuate="onRequest" xlink:title="T1" xlink:href="../../../.config/libreoffice/3/user/template/T1.ott" meta:date="2013-03-14T13:19:48"/>
  </office:meta>
</office:document-meta>
</file>